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9.34cm" fo:min-width="25.44cm" fo:padding-top="0.151cm" fo:padding-bottom="0.151cm" fo:padding-left="0.276cm" fo:padding-right="0.276cm" drawooo:fontwork-style="rotate" drawooo:fontwork-adjust="left" drawooo:fontwork-distance="-1.3cm" drawooo:fontwork-start="20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9.598cm" fo:min-width="13.592cm" fo:padding-top="0.151cm" fo:padding-bottom="0.151cm" fo:padding-left="0.276cm" fo:padding-right="0.276cm" draw:shadow="hidden" drawooo:fontwork-style="rotate" drawooo:fontwork-adjust="right" drawooo:fontwork-distance="0.5cm" drawooo:fontwork-start="13.3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9.598cm" fo:min-width="13.592cm" fo:padding-top="0.151cm" fo:padding-bottom="0.151cm" fo:padding-left="0.276cm" fo:padding-right="0.276cm" draw:shadow="hidden" drawooo:fontwork-style="rotate" drawooo:fontwork-adjust="left" drawooo:fontwork-distance="0.5cm" drawooo:fontwork-start="24.5cm" drawooo:fontwork-shadow-offset-x="0cm" drawooo:fontwork-shadow-offset-y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44pt" style:font-size-asian="44pt" style:font-size-complex="44pt"/>
    </style:style>
    <style:style style:name="T1" style:family="text">
      <style:text-properties style:font-name="Times New Roman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Numbers</text:span></text:p>
        </draw:path>
        <draw:path draw:style-name="gr2" draw:text-style-name="P2" draw:layer="layout" svg:width="23.999cm" svg:height="14cm" svg:x="2cm" svg:y="5.5cm" svg:viewBox="0 0 24000 14001" svg:d="M24000 7001c0 1228-554 2436-1608 3500-1053 1064-2568 1948-4392 2562-1825 615-3894 938-5999 938-2107 0-4176-323-6001-938-1824-614-3339-1498-4392-2562-1054-1064-1608-2272-1608-3500 0-1229 554-2437 1608-3501 1053-1064 2568-1948 4392-2562 1825-615 3894-938 5999-938 2107 0 4176 323 6001 938 1824 614 3339 1498 4392 2562 1054 1064 1608 2272 1608 3500z">
          <text:p text:style-name="P1"><text:span text:style-name="T1">Even Numbers</text:span></text:p>
        </draw:path>
        <draw:path draw:style-name="gr3" draw:text-style-name="P2" draw:layer="layout" svg:width="16.999cm" svg:height="9.749cm" svg:x="4.75cm" svg:y="8.5cm" svg:viewBox="0 0 17000 9750" svg:d="M17000 4875c0 856-393 1697-1139 2438s-1819 1356-3111 1784c-1293 428-2758 653-4250 653s-2957-225-4250-653c-1292-428-2365-1043-3111-1784s-1139-1582-1139-2438 393-1697 1139-2438 1819-1356 3111-1784c1293-428 2758-653 4250-653s2957 225 4250 653c1292 428 2365 1043 3111 1784s1139 1582 1139 2438z">
          <text:p text:style-name="P1"><text:span text:style-name="T1">Numbers Ending in 2 or 4 </text:span></text:p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4T18:21:29.819000000</meta:creation-date>
    <dc:date>2022-05-24T18:49:28.585000000</dc:date>
    <meta:editing-duration>PT21M29S</meta:editing-duration>
    <meta:editing-cycles>2</meta:editing-cycles>
    <meta:generator>LibreOffice/7.2.7.2$Windows_X86_64 LibreOffice_project/8d71d29d553c0f7dcbfa38fbfda25ee34cce99a2</meta:generator>
    <meta:document-statistic meta:object-count="3"/>
  </office:meta>
</office:document-meta>
</file>